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8pt"/>
    </style:style>
    <style:style style:name="P2" style:family="paragraph" style:parent-style-name="Standard">
      <style:paragraph-properties fo:text-align="center" style:justify-single-word="false"/>
      <style:text-properties fo:color="#ef413d" loext:opacity="100%" fo:font-size="10pt"/>
    </style:style>
    <style:style style:name="P3" style:family="paragraph" style:parent-style-name="Standard">
      <style:paragraph-properties fo:text-align="center" style:justify-single-word="false"/>
      <style:text-properties fo:color="#74489d" loext:opacity="100%" fo:font-size="12pt"/>
    </style:style>
    <style:style style:name="P4" style:family="paragraph" style:parent-style-name="Standard">
      <style:paragraph-properties fo:text-align="center" style:justify-single-word="false"/>
      <style:text-properties fo:color="#00864b" loext:opacity="100%" fo:font-size="14pt"/>
    </style:style>
    <style:style style:name="P5" style:family="paragraph" style:parent-style-name="Standard">
      <style:paragraph-properties fo:text-align="center" style:justify-single-word="false"/>
      <style:text-properties fo:color="#e3d200" loext:opacity="100%"/>
    </style:style>
    <style:style style:name="P6" style:family="paragraph" style:parent-style-name="Standard">
      <style:paragraph-properties fo:text-align="center" style:justify-single-word="false"/>
      <style:text-properties fo:color="#0d1f63" loext:opacity="100%" fo:font-size="10pt"/>
    </style:style>
    <style:style style:name="P7" style:family="paragraph" style:parent-style-name="Standard">
      <style:paragraph-properties fo:text-align="center" style:justify-single-word="false"/>
      <style:text-properties fo:font-size="8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8pt" officeooo:rsid="000af3c2" officeooo:paragraph-rsid="000af3c2"/>
    </style:style>
    <style:style style:name="P9" style:family="paragraph" style:parent-style-name="Standard" style:list-style-name="L3">
      <style:paragraph-properties fo:text-align="start" style:justify-single-word="false"/>
      <style:text-properties fo:font-size="8pt" officeooo:rsid="000af3c2" officeooo:paragraph-rsid="000f2ea6"/>
    </style:style>
    <style:style style:name="P10" style:family="paragraph" style:parent-style-name="Standard">
      <style:paragraph-properties fo:text-align="start" style:justify-single-word="false"/>
      <style:text-properties fo:font-size="8pt" officeooo:rsid="000af3c2" officeooo:paragraph-rsid="000af3c2"/>
    </style:style>
    <style:style style:name="P11" style:family="paragraph" style:parent-style-name="Standard">
      <style:paragraph-properties fo:text-align="start" style:justify-single-word="false"/>
      <style:text-properties fo:font-size="8pt" officeooo:rsid="001027d6" officeooo:paragraph-rsid="000cae02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8pt" officeooo:rsid="000f2ea6" officeooo:paragraph-rsid="000f2ea6"/>
    </style:style>
    <style:style style:name="P13" style:family="paragraph" style:parent-style-name="Standard">
      <style:text-properties officeooo:paragraph-rsid="000af3c2"/>
    </style:style>
    <style:style style:name="P14" style:family="paragraph" style:parent-style-name="Table_20_Contents">
      <style:paragraph-properties fo:text-align="start" style:justify-single-word="false"/>
      <style:text-properties fo:font-size="8pt" officeooo:rsid="000cce10" officeooo:paragraph-rsid="000af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imple test document to demonstrate the DocumentLoader example!</text:p>
      <text:p text:style-name="P2">This is a simple test document to demonstrate the DocumentLoader example!</text:p>
      <text:p text:style-name="P3">This is a simple test document to demonstrate the DocumentLoader example!</text:p>
      <text:p text:style-name="P4">This is a simple test document to demonstrate the DocumentLoader example!</text:p>
      <text:p text:style-name="P5">This is a simple test document to demonstrate the DocumentLoader example!</text:p>
      <text:p text:style-name="P6">This is a simple test document to demonstrate the DocumentLoader example!</text:p>
      <text:p text:style-name="P1">This is a simple test document to demonstrate the DocumentLoader example!</text:p>
      <text:p text:style-name="P1"/>
      <text:list xml:id="list954703511" text:style-name="L3">
        <text:list-item>
          <text:p text:style-name="P9">A </text:p>
        </text:list-item>
        <text:list-item>
          <text:p text:style-name="P12">changed </text:p>
        </text:list-item>
        <text:list-item>
          <text:p text:style-name="P9">list</text:p>
        </text:list-item>
        <text:list-item>
          <text:p text:style-name="P8">of</text:p>
        </text:list-item>
        <text:list-item>
          <text:p text:style-name="P8">items</text:p>
        </text:list-item>
      </text:list>
      <text:p text:style-name="P10"/>
      <text:p text:style-name="P11">A Table:</text:p>
      <text:p text:style-name="P11"/>
      <table:table table:name="Table1" table:style-name="Table1">
        <table:table-column table:style-name="Table1.A" table:number-columns-repeated="3"/>
        <table:table-row table:style-name="TableLine94844206613936">
          <table:table-cell table:style-name="Table1.A1" office:value-type="string">
            <text:p text:style-name="P14">Row 1 col 1</text:p>
          </table:table-cell>
          <table:table-cell table:style-name="Table1.A1" office:value-type="string">
            <text:p text:style-name="P14">Row 1 col 2</text:p>
          </table:table-cell>
          <table:table-cell table:style-name="Table1.A1" office:value-type="string">
            <text:p text:style-name="P14">Row 1 col 3</text:p>
          </table:table-cell>
        </table:table-row>
        <table:table-row table:style-name="TableLine94844206613936">
          <table:table-cell table:style-name="Table1.A1" office:value-type="string">
            <text:p text:style-name="P14">Row 2 col 1</text:p>
          </table:table-cell>
          <table:table-cell table:style-name="Table1.A1" office:value-type="string">
            <text:p text:style-name="P14">Row 2 col 2</text:p>
          </table:table-cell>
          <table:table-cell table:style-name="Table1.A1" office:value-type="string">
            <text:p text:style-name="P14">Row 2 col 3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10$Build-2</meta:generator>
    <meta:initial-creator>Jürgen Schmidt</meta:initial-creator>
    <meta:creation-date>2002-12-18T12:28:35</meta:creation-date>
    <dc:date>2021-04-29T15:28:31.111765435</dc:date>
    <dc:language>en-US</dc:language>
    <meta:editing-cycles>8</meta:editing-cycles>
    <meta:editing-duration>PT19M55S</meta:editing-duration>
    <dc:creator>K </dc:creator>
    <meta:document-statistic meta:table-count="1" meta:image-count="0" meta:object-count="0" meta:page-count="1" meta:paragraph-count="19" meta:word-count="113" meta:character-count="611" meta:non-whitespace-character-count="520"/>
    <meta:user-defined meta:name="Info 1"/>
    <meta:user-defined meta:name="Info 2"/>
    <meta:user-defined meta:name="Info 3"/>
    <meta:user-defined meta:name="Info 4"/>
  </office:meta>
</office:document-meta>
</file>